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fd188"/>
    </style:style>
    <style:style style:name="P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fd188" style:font-name-asian="Times New Roman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fd188" style:font-name-asian="Times New Roman1" style:font-size-complex="14pt"/>
    </style:style>
    <style:style style:name="P4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fd188" style:font-name-asian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fd188" style:font-name-asian="Times New Roman1" style:font-size-complex="14pt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fd188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fd188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1fd188" style:font-name-asian="Times New Roman1" style:font-weight-asian="bold" style:font-size-complex="14pt"/>
    </style:style>
    <style:style style:name="P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1fd188" fo:background-color="#fdfefe" style:font-size-complex="14pt"/>
    </style:style>
    <style:style style:name="P1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fd188" style:font-size-complex="14pt"/>
    </style:style>
    <style:style style:name="P1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fd188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rsid="001fd188" officeooo:paragraph-rsid="001fd188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fd188"/>
    </style:style>
    <style:style style:name="P14" style:family="paragraph" style:parent-style-name="Standard">
      <style:paragraph-properties fo:text-align="start" style:justify-single-word="false"/>
      <style:text-properties style:font-name="Times New Roman" officeooo:paragraph-rsid="001fd188"/>
    </style:style>
    <style:style style:name="P15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fd188" style:font-name-asian="Times New Roman1" style:font-size-complex="14pt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weight="bold" officeooo:paragraph-rsid="00502d06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weight="bold" officeooo:paragraph-rsid="001fd188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weight="normal" officeooo:paragraph-rsid="001fd188" style:font-weight-asian="normal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3b5a56" officeooo:paragraph-rsid="003b5a56" style:font-weight-asian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Times New Roman" fo:font-weight="normal" officeooo:rsid="00473fbd" officeooo:paragraph-rsid="00473fbd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502d06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4b07b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font-weight="bold"/>
    </style:style>
    <style:style style:name="T6" style:family="text">
      <style:text-properties fo:font-weight="bold" style:font-name-asian="Times New Roman1" style:font-weight-asian="bold" style:font-size-complex="14pt"/>
    </style:style>
    <style:style style:name="T7" style:family="text">
      <style:text-properties fo:font-weight="bold" officeooo:rsid="00383a59" style:font-name-asian="Times New Roman1" style:font-weight-asian="bold" style:font-size-complex="14pt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officeooo:rsid="0012bbd1"/>
    </style:style>
    <style:style style:name="T10" style:family="text">
      <style:text-properties style:font-name="Times New Roman" fo:font-weight="normal" officeooo:rsid="002bac81" style:font-weight-asian="normal" style:font-weight-complex="normal"/>
    </style:style>
    <style:style style:name="T11" style:family="text">
      <style:text-properties style:font-name="Times New Roman" fo:font-weight="normal" officeooo:rsid="004b07be" style:font-weight-asian="normal" style:font-weight-complex="normal"/>
    </style:style>
    <style:style style:name="T12" style:family="text">
      <style:text-properties style:font-name="Times New Roman" fo:font-weight="normal" officeooo:rsid="004dcaf7" style:font-weight-asian="normal" style:font-weight-complex="normal"/>
    </style:style>
    <style:style style:name="T13" style:family="text">
      <style:text-properties style:font-name="Times New Roman" fo:font-weight="normal" officeooo:rsid="004f0ca4" style:font-weight-asian="normal" style:font-weight-complex="normal"/>
    </style:style>
    <style:style style:name="T14" style:family="text">
      <style:text-properties style:font-name="Times New Roman" fo:font-weight="normal" officeooo:rsid="004f9099" style:font-weight-asian="normal" style:font-weight-complex="normal"/>
    </style:style>
    <style:style style:name="T15" style:family="text">
      <style:text-properties style:font-name="Times New Roman" fo:font-weight="normal" officeooo:rsid="002f060d" style:font-weight-asian="normal" style:font-weight-complex="normal"/>
    </style:style>
    <style:style style:name="T16" style:family="text">
      <style:text-properties style:font-name="Times New Roman" fo:font-weight="normal" officeooo:rsid="0038e40c" style:font-weight-asian="normal" style:font-weight-complex="normal"/>
    </style:style>
    <style:style style:name="T17" style:family="text">
      <style:text-properties style:font-name="Times New Roman" fo:font-weight="normal" officeooo:rsid="005661c0" style:font-weight-asian="normal" style:font-weight-complex="normal"/>
    </style:style>
    <style:style style:name="T18" style:family="text">
      <style:text-properties style:font-name="Times New Roman" fo:font-weight="normal" officeooo:rsid="00581296" style:font-weight-asian="normal" style:font-weight-complex="normal"/>
    </style:style>
    <style:style style:name="T19" style:family="text">
      <style:text-properties style:font-name="Times New Roman" fo:font-weight="normal" officeooo:rsid="0059a596" style:font-weight-asian="normal" style:font-weight-complex="normal"/>
    </style:style>
    <style:style style:name="T20" style:family="text">
      <style:text-properties officeooo:rsid="003cc53a"/>
    </style:style>
    <style:style style:name="T21" style:family="text">
      <style:text-properties officeooo:rsid="003fcaf2"/>
    </style:style>
    <style:style style:name="T22" style:family="text">
      <style:text-properties officeooo:rsid="0041708a"/>
    </style:style>
    <style:style style:name="T23" style:family="text">
      <style:text-properties officeooo:rsid="004337a3"/>
    </style:style>
    <style:style style:name="T24" style:family="text">
      <style:text-properties officeooo:rsid="00433bc9"/>
    </style:style>
    <style:style style:name="T25" style:family="text">
      <style:text-properties officeooo:rsid="0045efd2"/>
    </style:style>
    <style:style style:name="T26" style:family="text">
      <style:text-properties officeooo:rsid="004635aa"/>
    </style:style>
    <style:style style:name="T27" style:family="text">
      <style:text-properties officeooo:rsid="00496b30"/>
    </style:style>
    <style:style style:name="T28" style:family="text">
      <style:text-properties officeooo:rsid="004ae9fe"/>
    </style:style>
    <style:style style:name="T29" style:family="text">
      <style:text-properties fo:font-style="italic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23in" draw:visible-area-height="1.9823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72in" fo:text-indent="-0.25in" fo:margin-left="0.672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922in" fo:text-indent="-0.25in" fo:margin-left="0.922in"/>
        </style:list-level-properties>
        <style:text-properties style:font-name="OpenSymbol"/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72in" fo:text-indent="-0.25in" fo:margin-left="1.1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22in" fo:text-indent="-0.25in" fo:margin-left="1.42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72in" fo:text-indent="-0.25in" fo:margin-left="1.6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22in" fo:text-indent="-0.25in" fo:margin-left="1.92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72in" fo:text-indent="-0.25in" fo:margin-left="2.1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22in" fo:text-indent="-0.25in" fo:margin-left="2.42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72in" fo:text-indent="-0.25in" fo:margin-left="2.6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22in" fo:text-indent="-0.25in" fo:margin-left="2.92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МІНІСТЕРСТВО ОСВІТИ І НАУКИ УКРАЇНИ</text:p>
      <text:p text:style-name="P7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8">УДУНТ ННІ ДІІТ</text:p>
      <text:p text:style-name="P6"/>
      <text:p text:style-name="P2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7">М</text:span><text:span text:style-name="T6">одульний контроль №1</text:span></text:p>
      <text:p text:style-name="P13"><text:span text:style-name="T6"><text:line-break/></text:span><text:span text:style-name="T3">з дисципліни «</text:span><text:span text:style-name="T4">Операційні Системи</text:span><text:span text:style-name="T8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2">Виконав:</text:p>
      <text:p text:style-name="P3">студент гр.ПЗ1911 </text:p>
      <text:p text:style-name="P3">Сафонов Д.Є.</text:p>
      <text:p text:style-name="P3">Прийня<text:span text:style-name="T9">в</text:span>: </text:p>
      <text:p text:style-name="P9">Андрющенко В.О.</text:p>
      <text:p text:style-name="P10"/>
      <text:p text:style-name="P10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span text:style-name="T1">Дніпро, 202</text:span><text:span text:style-name="T2">2</text:span></text:p>
      <text:list xml:id="list534560950" text:style-name="L1">
        <text:list-item>
          <text:p text:style-name="P16"><text:soft-page-break/>Яка різниця між синхронною та асинхронною відправкою віконних повідомлень?</text:p>
        </text:list-item>
      </text:list>
      <text:list xml:id="list3737878408" text:style-name="L2">
        <text:list-item>
          <text:list>
            <text:list-item>
              <text:p text:style-name="P21"><text:span text:style-name="T10">синхронний (</text:span><text:span text:style-name="T15">send</text:span><text:span text:style-name="T10">). Посилаючи повідомлення синхронно, </text:span><text:span text:style-name="T16">процесс-</text:span><text:span text:style-name="T10">відправник </text:span><text:span text:style-name="T16">блокується і </text:span><text:span text:style-name="T10">чекає закінчення його обробки, перш ніж продовжити роботу</text:span><text:span text:style-name="T16">(та</text:span><text:span text:style-name="T17">s</text:span><text:span text:style-name="T16">ким чином работають корутини)</text:span><text:span text:style-name="T10">.</text:span></text:p>
            </text:list-item>
            <text:list-item>
              <text:p text:style-name="P21"><text:span text:style-name="T10">асинхронний (post). </text:span><text:span text:style-name="T16">При асинхронному відправленні не потрібно очікувати обробки(таким чином працюють черги повідомлень)</text:span><text:span text:style-name="T10">.</text:span></text:p>
            </text:list-item>
          </text:list>
        </text:list-item>
      </text:list>
      <text:list xml:id="list162718035462496" text:continue-list="list534560950" text:style-name="L1">
        <text:list-item>
          <text:p text:style-name="P17">Чому повідомлення WM_COPYDATA рекомендують відправляти тільки синхронно?</text:p>
          <text:p text:style-name="P19">Як тільки приймаюча процедура обробить повідомлення, система має звільнити проекцію файла, але коли повідомлення передається асинхронно неможливо зрозуміти коли закінчилася обробка і неможливо звільнити пам’ять.</text:p>
        </text:list-item>
        <text:list-item>
          <text:p text:style-name="P17">Що собою представляє дочірнє вікно і як воно пов’язан<text:span text:style-name="T20">до </text:span>з батьківським вікном?</text:p>
          <text:p text:style-name="P18">Дочірнє вікно обмежене робочою зоною його батьківського вікна. <text:span text:style-name="T21">Створюється функцією CreateWindow, </text:span>якщо параметр dwStyle включає стиль WS_CHILD <text:span text:style-name="T21">або</text:span> WS_POPUP, <text:span text:style-name="T22">ці стилі взаємовиключні</text:span>. <text:span text:style-name="T23">Дочірне вікно не можливо створити без батьківського(параметр </text:span><text:span text:style-name="T24">hWndParent</text:span><text:span text:style-name="T23">). </text:span><text:span text:style-name="T25">Дочірне</text:span> вікно, руйнується тоді, коли зруйновано або приховано вікно його власника, коли його власник згорнутий; воно завжди відображується <text:span text:style-name="T26">перед батьківським вікном</text:span>.</text:p>
        </text:list-item>
        <text:list-item>
          <text:p text:style-name="P17">Які переваги надає використання dll бібліотек?</text:p>
          <text:p text:style-name="P20">Динамічні бібліотеки дозволяють вікористовувати один й той самий функціонал між багатьма програмами, таким чином зменьшуєтся розмір виконуваних файлів, використання системних ресурсів(достатньо одного єкземпляру – його можуть використовувати декілька програм одночасно). Зникає проблема рекомпіляції програми повністю – якщо не змінився інтерфейс бібліотеки(наприклад при рефакторі), жостатньо перекомпілювати її.</text:p>
        </text:list-item>
        <text:list-item>
          <text:p text:style-name="P17">Які ресурси можна завантажувати з dll?</text:p>
          <text:p text:style-name="P18"><text:span text:style-name="T27">Ресурсами динамічної бібліотеки вважаються функції, </text:span><text:span text:style-name="T28">але щоб використовувати хоч одну, потрібно завантажити всю бібліотеку</text:span>.</text:p>
        </text:list-item>
        <text:list-item>
          <text:p text:style-name="P17">Якою може бути реакція процесу на сигнал в ОС Linux?</text:p>
          <text:p text:style-name="P22"><text:span text:style-name="T11">Якщо сигнал – SIGKILL(9) – негайне припинення програми, в інших випадках виконуєтся функція обробник сигналу, вказана викликом signal(</text:span><text:span text:style-name="T5">int </text:span><text:span text:style-name="T29">signum</text:span><text:span text:style-name="T5">, sighandler_t </text:span><text:span text:style-name="T29">handler</text:span><text:span text:style-name="T11">), </text:span><text:span text:style-name="T12">або сигнал ігнорується, </text:span><text:span text:style-name="T18">або програма завершується(наприклад помилка адресації SIGSEGV</text:span><text:span text:style-name="T19">(11)</text:span><text:span text:style-name="T18">)</text:span><text:span text:style-name="T13">. </text:span><text:span text:style-name="T14">Також сигнали можуть блокуватись(відкладена обробка).</text:span></text:p>
        </text:list-item>
      </text:list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8T15:26:03.381187926</meta:creation-date>
    <meta:generator>LibreOffice/7.2.6.2$Linux_X86_64 LibreOffice_project/20$Build-2</meta:generator>
    <dc:date>2022-04-18T16:27:16.475507905</dc:date>
    <meta:editing-duration>PT59M9S</meta:editing-duration>
    <meta:editing-cycles>54</meta:editing-cycles>
    <meta:document-statistic meta:table-count="0" meta:image-count="0" meta:object-count="1" meta:page-count="2" meta:paragraph-count="26" meta:word-count="286" meta:character-count="2375" meta:non-whitespace-character-count="2113"/>
  </office:meta>
</office:document-meta>
</file>